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FreeSans" svg:font-family="FreeSans" style:font-family-generic="swiss"/>
    <style:font-face style:name="Verdana2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Table1" style:family="table">
      <style:table-properties style:width="17cm" fo:margin-left="-0.206cm" fo:margin-top="0cm" fo:margin-bottom="0cm" table:align="left" style:writing-mode="lr-tb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5.888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fo:background-color="#9fc5e8" fo:padding-left="0.171cm" fo:padding-right="0.191cm" fo:padding-top="0cm" fo:padding-bottom="0cm" fo:border="1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-left="0.141cm" fo:padding-right="0.176cm" fo:padding-top="0.176cm" fo:padding-bottom="0.176cm" fo:border="1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1.766cm" fo:keep-together="auto"/>
    </style:style>
    <style:style style:name="Table1.A4" style:family="table-cell">
      <style:table-cell-properties fo:background-color="#ffffff" fo:padding-left="0.141cm" fo:padding-right="0.176cm" fo:padding-top="0.176cm" fo:padding-bottom="0.176cm" fo:border-left="1pt solid #000001" fo:border-right="1pt solid #000001" fo:border-top="none" fo:border-bottom="1pt solid #000001">
        <style:background-image/>
      </style:table-cell-properties>
    </style:style>
    <style:style style:name="Table2" style:family="table">
      <style:table-properties style:width="17cm" fo:margin-left="-0.002cm" fo:margin-top="0cm" fo:margin-bottom="0cm" table:align="left" style:writing-mode="lr-tb"/>
    </style:style>
    <style:style style:name="Table2.A" style:family="table-column">
      <style:table-column-properties style:column-width="8.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6699cc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6699cc" fo:padding-left="0.095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2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47cm" loext:contextual-spacing="true" fo:line-height="12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P2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P3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paragraph-rsid="000ded36" style:font-name-asian="Verdana3" style:font-size-asian="12pt" style:font-style-asian="normal" style:font-weight-asian="normal" style:font-name-complex="Verdana3" style:font-size-complex="12pt"/>
    </style:style>
    <style:style style:name="P4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style:font-name="Verdana2"/>
    </style:style>
    <style:style style:name="P5" style:family="paragraph" style:parent-style-name="Standard">
      <style:paragraph-properties fo:margin-left="0cm" fo:margin-right="0cm" fo:margin-top="0cm" fo:margin-bottom="0.247cm" loext:contextual-spacing="true" fo:line-height="120%" fo:text-align="center" style:justify-single-word="false" fo:keep-together="auto" fo:orphans="2" fo:widows="2" fo:text-indent="0cm" style:auto-text-indent="false" fo:keep-with-next="always"/>
      <style:text-properties style:font-name="Verdana2"/>
    </style:style>
    <style:style style:name="P6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style:font-name="Verdana2" fo:font-weight="bold" style:font-weight-asian="bold"/>
    </style:style>
    <style:style style:name="P7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style:font-name="Verdana2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 officeooo:rsid="00053f93" officeooo:paragraph-rsid="00053f93"/>
    </style:style>
    <style:style style:name="P1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 officeooo:rsid="00080411" officeooo:paragraph-rsid="00080411"/>
    </style:style>
    <style:style style:name="P13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14" style:family="paragraph" style:parent-style-name="Standard">
      <style:paragraph-properties fo:margin-top="0.101cm" fo:margin-bottom="0.101cm" loext:contextual-spacing="true" fo:text-align="center" style:justify-single-word="false" fo:orphans="0" fo:widows="0"/>
      <style:text-properties style:font-name="Verdana2" fo:font-weight="bold" style:font-weight-asian="bold"/>
    </style:style>
    <style:style style:name="P15" style:family="paragraph" style:parent-style-name="Standard">
      <style:paragraph-properties fo:margin-left="2.494cm" fo:margin-right="0cm" fo:margin-top="0cm" fo:margin-bottom="0.247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16" style:family="paragraph" style:parent-style-name="Table_20_Contents">
      <style:text-properties style:font-name="Verdana2"/>
    </style:style>
    <style:style style:name="P17" style:family="paragraph" style:parent-style-name="Table_20_Contents">
      <style:paragraph-properties fo:text-align="center" style:justify-single-word="false"/>
      <style:text-properties style:font-name="Verdana2" fo:font-weight="bold" fo:background-color="transparent" style:font-weight-asian="bold" style:font-weight-complex="bold"/>
    </style:style>
    <style:style style:name="P18" style:family="paragraph" style:parent-style-name="Table_20_Contents">
      <style:text-properties style:font-name="Verdana2" fo:font-size="16pt" style:font-size-asian="16pt" style:font-size-complex="16pt"/>
    </style:style>
    <style:style style:name="P19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/>
    </style:style>
    <style:style style:name="P20" style:family="paragraph" style:parent-style-name="Heading_20_4">
      <style:paragraph-properties fo:margin-top="0.212cm" fo:margin-bottom="0.212cm" loext:contextual-spacing="true" fo:text-align="justify" style:justify-single-word="false"/>
      <style:text-properties fo:font-variant="normal" fo:text-transform="none" style:font-name="Verdana2"/>
    </style:style>
    <style:style style:name="P21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0ded36"/>
    </style:style>
    <style:style style:name="P22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080411"/>
    </style:style>
    <style:style style:name="P23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157d47"/>
    </style:style>
    <style:style style:name="P24" style:family="paragraph" style:parent-style-name="Standard" style:list-style-name="WWNum7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25" style:family="paragraph" style:parent-style-name="Standard" style:list-style-name="WWNum2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style:font-name-asian="Verdana3" style:font-size-asian="12pt" style:font-style-asian="normal" style:font-weight-asian="normal" style:font-name-complex="Verdana3" style:font-size-complex="12pt"/>
    </style:style>
    <style:style style:name="P26" style:family="paragraph" style:parent-style-name="Standard" style:list-style-name="WWNum4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094600" officeooo:paragraph-rsid="00094600" style:font-name-asian="Verdana3" style:font-size-asian="12pt" style:font-style-asian="normal" style:font-weight-asian="normal" style:font-name-complex="Verdana3" style:font-size-complex="12pt"/>
    </style:style>
    <style:style style:name="P27" style:family="paragraph" style:parent-style-name="Standard" style:list-style-name="WWNum8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rsid="00053f93" officeooo:paragraph-rsid="00053f93"/>
    </style:style>
    <style:style style:name="P28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29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paragraph-rsid="000ded36"/>
    </style:style>
    <style:style style:name="P30" style:family="paragraph" style:parent-style-name="Standard" style:list-style-name="WWNum3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paragraph-rsid="000ded36"/>
    </style:style>
    <style:style style:name="P31" style:family="paragraph" style:parent-style-name="Standard" style:list-style-name="WWNum5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32" style:family="paragraph" style:parent-style-name="Standard" style:list-style-name="WWNum6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33" style:family="paragraph" style:parent-style-name="Standard" style:list-style-name="WWNum8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rsid="00053f93" officeooo:paragraph-rsid="00053f93"/>
    </style:style>
    <style:style style:name="P34" style:family="paragraph" style:parent-style-name="Standard" style:list-style-name="WWNum8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rsid="00053f93" officeooo:paragraph-rsid="000606c8"/>
    </style:style>
    <style:style style:name="P35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57d47"/>
    </style:style>
    <style:style style:name="P36" style:family="paragraph" style:parent-style-name="Standard" style:list-style-name="WWNum2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25c0a2" officeooo:paragraph-rsid="00100463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37" style:family="paragraph" style:parent-style-name="Standard" style:list-style-name="WWNum6">
      <style:paragraph-properties fo:margin-left="1.247cm" fo:margin-right="0cm" fo:margin-top="0cm" fo:margin-bottom="0.247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38" style:family="paragraph" style:parent-style-name="Standard" style:list-style-name="WWNum8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39" style:family="paragraph" style:parent-style-name="Standard" style:list-style-name="L1">
      <style:paragraph-properties fo:margin-top="0cm" fo:margin-bottom="0cm" loext:contextual-spacing="true" fo:line-height="12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style:font-name-asian="Verdana3" style:font-size-asian="12pt" style:font-style-asian="normal" style:font-weight-asian="normal" style:font-name-complex="Verdana3" style:font-size-complex="12pt"/>
    </style:style>
    <style:style style:name="P40" style:family="paragraph" style:parent-style-name="Standard" style:list-style-name="L2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25c0a2" officeooo:paragraph-rsid="0025c0a2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41" style:family="paragraph" style:parent-style-name="Standard" style:list-style-name="L2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42" style:family="paragraph" style:parent-style-name="Standard" style:list-style-name="WWNum5">
      <style:paragraph-properties fo:margin-left="2.494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43" style:family="paragraph" style:parent-style-name="Standard" style:list-style-name="WWNum5">
      <style:paragraph-properties fo:margin-left="1.247cm" fo:margin-right="0cm" fo:margin-top="0cm" fo:margin-bottom="0.247cm" loext:contextual-spacing="true" fo:line-height="120%" fo:text-indent="-0.494cm" style:auto-text-indent="false"/>
    </style:style>
    <style:style style:name="P44" style:family="paragraph" style:parent-style-name="Heading_20_3" style:master-page-name="Standard">
      <style:paragraph-properties fo:margin-top="0.247cm" fo:margin-bottom="0.212cm" loext:contextual-spacing="true" fo:text-align="center" style:justify-single-word="false" style:page-number="1"/>
      <style:text-properties fo:font-variant="normal" fo:text-transform="none" style:font-name="Verdana2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ded36" style:font-name-asian="Verdana3" style:font-size-asian="12pt" style:font-style-asian="normal" style:font-weight-asian="normal" style:font-name-complex="Verdana3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b9a08" style:font-name-asian="Verdana3" style:font-size-asian="12pt" style:font-style-asian="normal" style:font-weight-asian="normal" style:font-name-complex="Verdana3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ded36" fo:background-color="transparent" loext:char-shading-value="0" style:font-name-asian="Verdana3" style:font-size-asian="12pt" style:font-style-asian="normal" style:font-weight-asian="normal" style:font-name-complex="Verdana3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0606c8" style:font-name-asian="Verdana3" style:font-size-asian="12pt" style:font-style-asian="normal" style:font-weight-asian="bold" style:font-name-complex="Verdana3" style:font-size-complex="1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T10" style:family="text">
      <style:text-properties officeooo:rsid="000ded36"/>
    </style:style>
    <style:style style:name="T11" style:family="text">
      <style:text-properties fo:color="#1155cc" style:font-name="Verdana2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Verdana2"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Termo de Abertura do Projeto – Sócios do Clube</text:p>
      <text:p text:style-name="P1">Documento: Termo de Abertura do Projeto</text:p>
      <text:p text:style-name="P9"><text:span text:style-name="T6">Organização:</text:span><text:span text:style-name="T1"> </text:span>LLVN </text:p>
      <text:p text:style-name="P9"><text:span text:style-name="T6">Projeto:</text:span><text:span text:style-name="T1"> Controle de Sócios do Clube</text:span></text:p>
      <text:p text:style-name="P9"><text:span text:style-name="T6">Cliente:</text:span><text:span text:style-name="T1"> Professor Reginaldo </text:span>Ré</text:p>
      <text:p text:style-name="P9"><text:span text:style-name="T6">Gerente do Projeto:</text:span><text:span text:style-name="T1"> Felipe Fronchetti</text:span></text:p>
      <text:p text:style-name="P9"><text:span text:style-name="T6">Previsão de Início:</text:span><text:span text:style-name="T1"> </text:span>27<text:span text:style-name="T1"> de </text:span>S<text:span text:style-name="T1">etembro de 201</text:span>6</text:p>
      <text:p text:style-name="P9"><text:span text:style-name="T6">Previsão de Término:</text:span><text:span text:style-name="T1"> </text:span>13 de Dezembro de 2016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4">Tabela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Data</text:p>
          </table:table-cell>
          <table:table-cell table:style-name="Table1.A2" office:value-type="string">
            <text:p text:style-name="P10">Versão</text:p>
          </table:table-cell>
          <table:table-cell table:style-name="Table1.A2" office:value-type="string">
            <text:p text:style-name="P10">Autor</text:p>
          </table:table-cell>
          <table:table-cell table:style-name="Table1.A2" office:value-type="string">
            <text:p text:style-name="P10">Descrição</text:p>
          </table:table-cell>
        </table:table-row>
        <table:table-row table:style-name="Table1.3">
          <table:table-cell table:style-name="Table1.A2" office:value-type="string">
            <text:p text:style-name="P10">23 de Agosto de 2016</text:p>
          </table:table-cell>
          <table:table-cell table:style-name="Table1.A2" office:value-type="string">
            <text:p text:style-name="P10">1.0</text:p>
          </table:table-cell>
          <table:table-cell table:style-name="Table1.A2" office:value-type="string">
            <text:p text:style-name="P11">Luiz Felipe Fronchetti</text:p>
          </table:table-cell>
          <table:table-cell table:style-name="Table1.A2" office:value-type="string">
            <text:p text:style-name="P11">Foi definido o nome do projeto, as oportunidades, datas, ferramentas e equipe.</text:p>
          </table:table-cell>
        </table:table-row>
        <table:table-row table:style-name="Table1.4">
          <table:table-cell table:style-name="Table1.A4" office:value-type="string">
            <text:p text:style-name="P11">26 de Agosto de 2016</text:p>
          </table:table-cell>
          <table:table-cell table:style-name="Table1.A4" office:value-type="string">
            <text:p text:style-name="P11">1.1</text:p>
          </table:table-cell>
          <table:table-cell table:style-name="Table1.A4" office:value-type="string">
            <text:p text:style-name="P11">Luiz Felipe Fronchetti </text:p>
          </table:table-cell>
          <table:table-cell table:style-name="Table1.A4" office:value-type="string">
            <text:p text:style-name="P11">Foram definidos os objetivos, entregas previstas e critérios de aceitação. </text:p>
          </table:table-cell>
        </table:table-row>
        <table:table-row table:style-name="Table1.4">
          <table:table-cell table:style-name="Table1.A4" office:value-type="string">
            <text:p text:style-name="P12">29 de Agosto de 2016</text:p>
          </table:table-cell>
          <table:table-cell table:style-name="Table1.A4" office:value-type="string">
            <text:p text:style-name="P12">1.2</text:p>
          </table:table-cell>
          <table:table-cell table:style-name="Table1.A4" office:value-type="string">
            <text:p text:style-name="P12">Luiz Felipe Fronchetti</text:p>
          </table:table-cell>
          <table:table-cell table:style-name="Table1.A4" office:value-type="string">
            <text:p text:style-name="P12">Foi definida uma breve descrição, <text:span text:style-name="T10">riscos iniciais, premissas do projeto</text:span></text:p>
          </table:table-cell>
        </table:table-row>
      </table:table>
      <text:p text:style-name="P2"/>
      <text:p text:style-name="P7">Qual oportunidade está sendo aproveitada por meio deste projeto?</text:p>
      <text:p text:style-name="P4"><text:span text:style-name="T1">Este projeto explora os estudos do próprio</text:span><text:span text:style-name="T6"> gerente de projetos</text:span><text:span text:style-name="T1">, Felipe, que são benéficos à sua graduação em Ciência da Computação, onde através da matéria de Engenharia de Software II, estudos são realizados durante todo o semestre. Seu maior objetivo é contribuir para a maior adoção de boas práticas de gestão por toda a comunidade brasileira e, principalmente, para beneficiar os visitantes do Sócios do Clube.</text:span></text:p>
      <text:p text:style-name="P20">Objetivos do Projeto</text:p>
      <text:list xml:id="list7105412726595804649" text:style-name="WWNum7">
        <text:list-item>
          <text:p text:style-name="P24">Proporcionar um sistema de cadastro e gerenciamento de usuários confiável para empresa em questão;</text:p>
        </text:list-item>
        <text:list-item>
          <text:p text:style-name="P24">Permitir aos gestores do clube uma maior organização dos setores e permissiões de cada membro;</text:p>
        </text:list-item>
        <text:list-item>
          <text:p text:style-name="P24">Promover o nome do clube através da satisfação de todos os sócios;</text:p>
        </text:list-item>
      </text:list>
      <text:p text:style-name="P19">Entregas Previstas para o Projeto</text:p>
      <text:list xml:id="list6074976962235756437" text:style-name="WWNum8">
        <text:list-item>
          <text:p text:style-name="P27"><text:span text:style-name="T1">Primeira Entrega: O sistema deve permitir cadastrar </text:span><text:span text:style-name="T7">[RF01]</text:span><text:span text:style-name="T1"> e visualizar os cadastros de sócios do clube </text:span><text:span text:style-name="T7">[RF07]</text:span><text:span text:style-name="T1">.</text:span></text:p>
        </text:list-item>
        <text:list-item>
          <text:p text:style-name="P33"><text:span text:style-name="T1">Segunda Entrega: O sistema deve permitir que sejam controladas as mensalidades de cada sócio </text:span><text:span text:style-name="T7">[RF02] </text:span><text:span text:style-name="T1">bem como permitir o controle de atividades que o usuário pode contratar dentro do clube </text:span><text:span text:style-name="T7">[RF03]</text:span><text:span text:style-name="T1">. </text:span></text:p>
        </text:list-item>
        <text:list-item>
          <text:p text:style-name="P34"><text:soft-page-break/><text:span text:style-name="T1">Terceira entrega: O sistema deve emitir uma carteirinha de cada sócio <text:s/></text:span><text:span text:style-name="T7">[RF04]</text:span><text:span text:style-name="T1"> além de registrar as vezes que um sócio utiliza as dependências do clube </text:span><text:span text:style-name="T7">[RF05] </text:span><text:span text:style-name="T2">e permitir que o cadastro dos sócios e a emissão da carteirinha possa ser feita em quaisquer das unidades </text:span><text:span text:style-name="T8">[RF06]</text:span><text:span text:style-name="T2">.</text:span><text:span text:style-name="T1"> </text:span></text:p>
          <text:p text:style-name="P38"/>
        </text:list-item>
      </text:list>
      <text:p text:style-name="P19">Entregas e Critérios de Aceitação</text:p>
      <text:list xml:id="list6075145037167703275" text:style-name="WWNum9">
        <text:list-item>
          <text:p text:style-name="P28"><text:span text:style-name="T6">Entrega: </text:span><text:span text:style-name="T1">artigos sobre todas as áreas de conhecimento de gestão de projetos para serem utilizados como material de revisão e consulta por parte dos futuros alunos.</text:span></text:p>
        </text:list-item>
        <text:list-item>
          <text:p text:style-name="P29"><text:span text:style-name="T6">Critérios de Aceitação: </text:span><text:span text:style-name="T1">os artigos tem de estar bem escritos e ter suas informações revistas, além de estarem formatados de forma a aumentar a proabilidade de serem encontrados por ferramentas de busca. Precisam ser bons de ler e fáceis de achar.</text:span></text:p>
        </text:list-item>
        <text:list-item>
          <text:p text:style-name="P35"><text:span text:style-name="T6">Entrega: </text:span><text:span text:style-name="T1">documentos de projetos para referência durante o curso. Estes documentos deverão apresentar, de forma prática e simples, o resultado dos esforços de gerenciamento de projetos, entradas e saídas dos processos sempre que possível.</text:span></text:p>
        </text:list-item>
        <text:list-item>
          <text:p text:style-name="P35"><text:span text:style-name="T6">Critérios de Aceitação: </text:span><text:span text:style-name="T1">os documentos precisam ser simples, devem ser verificados por outros membros do Blog Café com ITIL antes da publicação e precisam ser compactos.</text:span></text:p>
        </text:list-item>
        <text:list-item>
          <text:p text:style-name="P35"><text:span text:style-name="T6">Entrega: </text:span><text:span text:style-name="T1">material gráfico criado a partir de referências, como o</text:span><text:span text:style-name="T6"> PMBoK</text:span><text:span text:style-name="T1">, para ser utilizado nas apresentações a serem construídas em PowerPoint para o curso.</text:span></text:p>
        </text:list-item>
        <text:list-item>
          <text:p text:style-name="P35"><text:span text:style-name="T6">Critérios de Aceitação: </text:span><text:span text:style-name="T1">imagens que não sejam simples cópias do que está no material de referência, mas que sejam únicas e apresentem os conceitos que devem apresentar de forma clara e pontual.</text:span></text:p>
        </text:list-item>
        <text:list-item>
          <text:p text:style-name="P35"><text:span text:style-name="T6">Entrega: </text:span><text:span text:style-name="T1">apresentações em PowerPoint para todos os módulos do curso, que devem ser correspondentes aos capítulos do PMBoK além do capítulo adicional de código de conduta.</text:span></text:p>
        </text:list-item>
        <text:list-item>
          <text:p text:style-name="P35"><text:span text:style-name="T6">Critérios de Aceitação: </text:span><text:span text:style-name="T1">apresentações sintéticas, com textos explicativos e boa base para a futura narração.</text:span></text:p>
        </text:list-item>
        <text:list-item>
          <text:p text:style-name="P35"><text:span text:style-name="T6">Entrega:</text:span><text:span text:style-name="T1"> simulado com 100 questões, respostas e referencial para cada pergunta.</text:span></text:p>
        </text:list-item>
        <text:list-item>
          <text:p text:style-name="P35"><text:span text:style-name="T6">Critérios de Aceitação:</text:span><text:span text:style-name="T1"> as perguntas devem ser originais e o referencial das perguntas e respostas deve ser apresentado integralmente.</text:span></text:p>
        </text:list-item>
      </text:list>
      <text:p text:style-name="P23"><text:soft-page-break/>Breve Descrição do Projeto</text:p>
      <text:p text:style-name="P3"><text:tab/>Para garantir a segurança e o bom funcionamento de um clube, uma maneira consistente está na elaboração de um sistema que gerencie a entrada de sócios. Neste projeto, será elaborada esta maneira de garantia, afim de promover a satisfação dos sócios e proprietários do clube. </text:p>
      <text:p text:style-name="P21">Premissas do Projeto</text:p>
      <text:list xml:id="list1396943128621888950" text:style-name="WWNum2">
        <text:list-item>
          <text:p text:style-name="P25">Software:</text:p>
        </text:list-item>
      </text:list>
      <text:list xml:id="list2525309132201393362" text:style-name="L1">
        <text:list-item>
          <text:list>
            <text:list-item>
              <text:list>
                <text:list-item>
                  <text:p text:style-name="P39">O sistema de gerenciamento de banco de dados será o MYSQL</text:p>
                </text:list-item>
                <text:list-item>
                  <text:p text:style-name="P39">A linguagem usada para elaboração será PHP</text:p>
                </text:list-item>
                <text:list-item>
                  <text:p text:style-name="P39">Será usado o Apache Web Server como estrutura do sistema</text:p>
                </text:list-item>
              </text:list>
            </text:list-item>
          </text:list>
        </text:list-item>
      </text:list>
      <text:list xml:id="list120707172255423" text:continue-list="list1396943128621888950" text:style-name="WWNum2">
        <text:list-item>
          <text:list>
            <text:list-item>
              <text:list>
                <text:list-item>
                  <text:p text:style-name="P36">Funcionamento:</text:p>
                </text:list-item>
              </text:list>
            </text:list-item>
          </text:list>
        </text:list-item>
      </text:list>
      <text:list xml:id="list173112700932127750" text:style-name="L2">
        <text:list-item>
          <text:p text:style-name="P40">O sistema deverá funcionar nos navegadores mais populares: Chrome e Firefox.</text:p>
        </text:list-item>
        <text:list-item>
          <text:p text:style-name="P41">O sistema deverá rodar de modo a funcionar em dispositivos móveis.</text:p>
        </text:list-item>
      </text:list>
      <text:p text:style-name="P19">Restrições do Projeto</text:p>
      <text:list xml:id="list5770708840549561639" text:style-name="WWNum3">
        <text:list-item>
          <text:p text:style-name="P30"><text:span text:style-name="T3">O projeto tem data máxima de término datada para o dia </text:span><text:span text:style-name="T5">13/12/2016, visto que se dá por encerrado o semestre letivo na empresa em questão.</text:span></text:p>
        </text:list-item>
      </text:list>
      <text:p text:style-name="P19">Cronograma Preliminar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7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</table:table-row>
      </table:table>
      <text:p text:style-name="P5"/>
      <text:p text:style-name="P19">Orçamento Preliminar</text:p>
      <text:list xml:id="list1539313295569269488" text:style-name="WWNum4">
        <text:list-header>
          <text:p text:style-name="P26">Não consta nenhum orçamento preliminar até o momento.</text:p>
        </text:list-header>
      </text:list>
      <text:p text:style-name="P22">Riscos Iniciais Relacionados ao Projeto</text:p>
      <text:list xml:id="list5722938679734611882" text:style-name="WWNum5">
        <text:list-item>
          <text:p text:style-name="P31"><text:span text:style-name="T6">Risco:</text:span><text:span text:style-name="T1"> O tempo alocado para a elaboração do </text:span><text:span text:style-name="T4">projeto</text:span><text:span text:style-name="T1"> pode </text:span><text:span text:style-name="T4">comprometer sua finalização</text:span><text:span text:style-name="T1">, pois mais tempo pode ser necessário para a elaboração do mesmo.</text:span></text:p>
          <text:list>
            <text:list-item>
              <text:p text:style-name="P42"><text:span text:style-name="T6">Mitigação:</text:span><text:span text:style-name="T1"> ao trabalhar na construção d</text:span><text:span text:style-name="T4">este software, buscar manter um cronograma organizado quanto a tarefas faltantes e tarefas cumpridas, visando realizar o projeto por completo dentro do tempo alocado para o mesmo.</text:span></text:p>
            </text:list-item>
          </text:list>
        </text:list-item>
      </text:list>
      <text:p text:style-name="P15"/>
      <text:p text:style-name="P6">Sessão de Ferramentas e Controle de Versão</text:p>
      <text:list xml:id="list120708828257898" text:continue-numbering="true" text:style-name="WWNum5">
        <text:list-item>
          <text:p text:style-name="P43"><text:span text:style-name="T12">Ferramentas: </text:span><text:a xlink:type="simple" xlink:href="https://github.com/ES2-2016" text:style-name="Internet_20_link" text:visited-style-name="Visited_20_Internet_20_Link"><text:span text:style-name="Internet_20_link"><text:span text:style-name="T11">https://github.com/</text:span></text:span></text:a><text:span text:style-name="T11">LLVN</text:span><text:span text:style-name="T12"> </text:span></text:p>
        </text:list-item>
        <text:list-item>
          <text:p text:style-name="P43"><text:span text:style-name="T12">Controle de Versão: </text:span><text:a xlink:type="simple" xlink:href="https://github.com/ES2-2016/Felipe/issues" text:style-name="Internet_20_link" text:visited-style-name="Visited_20_Internet_20_Link"><text:span text:style-name="Internet_20_link"><text:span text:style-name="T11">https://github.com/LLVN/Felipe/issues</text:span></text:span></text:a><text:span text:style-name="T12"> </text:span></text:p>
        </text:list-item>
      </text:list>
      <text:p text:style-name="P19"><text:soft-page-break/>Pré-designação da Equipe</text:p>
      <text:list xml:id="list2305545225807373936" text:style-name="WWNum6">
        <text:list-item>
          <text:p text:style-name="P32"><text:span text:style-name="T6">Gerente:</text:span><text:span text:style-name="T1"> </text:span><text:span text:style-name="T9">Felipe Fronchetti</text:span></text:p>
        </text:list-item>
        <text:list-item>
          <text:p text:style-name="P32"><text:span text:style-name="T6">Analista:</text:span><text:span text:style-name="T1"> </text:span><text:span text:style-name="T9">Noemi Scherer</text:span></text:p>
        </text:list-item>
        <text:list-item>
          <text:p text:style-name="P32"><text:span text:style-name="T6">Testador:</text:span><text:span text:style-name="T1"> Vinicius Ribeiro</text:span></text:p>
        </text:list-item>
        <text:list-item>
          <text:p text:style-name="P37"><text:span text:style-name="T6">Desenvolvedor:</text:span><text:span text:style-name="T1"> Luis Fernando</text:span></text:p>
        </text:list-item>
      </text:list>
      <text:p text:style-name="P19">Assinantes do Termo</text:p>
      <text:p text:style-name="P8">Reginaldo Ré – Cliente e proprietário do clube </text:p>
      <text:p text:style-name="P13">Almir Sater – Representante entre os sócios do clu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FreeSans" svg:font-family="FreeSans" style:font-family-generic="swiss"/>
    <style:font-face style:name="Verdana2" svg:font-family="Verdana" style:font-family-generic="swiss"/>
    <style:font-face style:name="verdana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ítulo" style:family="paragraph" style:parent-style-name="Standard" style:next-style-name="Text_20_body">
      <style:paragraph-properties fo:margin-top="0cm" fo:margin-bottom="0cm" loext:contextual-spacing="false" fo:line-height="150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No_20_List" style:display-name="No Lis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en" style:country-complex="US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" style:family="paragraph" style:parent-style-name="LO-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LO-normal" style:family="paragraph" style:default-outline-level="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roman" style:font-pitch="variable" fo:font-size="12pt" fo:language="pt" fo:country="BR" fo:font-style="normal" style:text-underline-style="none" fo:font-weight="normal" style:font-name-asian="Verdana3" style:font-family-asian="Verdana" style:font-family-generic-asian="system" style:font-pitch-asian="variable" style:font-size-asian="12pt" style:language-asian="zh" style:country-asian="CN" style:font-style-asian="normal" style:font-weight-asian="normal" style:font-name-complex="Verdana3" style:font-family-complex="Verdana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style:writing-mode="lr-tb"/>
      <style:text-properties fo:font-variant="normal" fo:text-transform="none" fo:color="#000000" style:font-name="Verdana" fo:font-family="Verdana" style:font-family-generic="swiss" style:font-pitch="variable" fo:font-size="11pt" fo:language="pt" fo:country="BR" fo:font-weight="bold" style:font-name-asian="Verdana3" style:font-family-asian="Verdana" style:font-family-generic-asian="system" style:font-pitch-asian="variable" style:font-size-asian="11pt" style:language-asian="zh" style:country-asian="CN" style:font-weight-asian="bold" style:font-name-complex="Verdana3" style:font-family-complex="Verdana" style:font-family-generic-complex="system" style:font-pitch-complex="variable" style:font-size-complex="11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style:writing-mode="lr-tb"/>
      <style:text-properties fo:font-variant="normal" fo:text-transform="none" fo:color="#000000" style:font-name="Verdana" fo:font-family="Verdana" style:font-family-generic="swiss" style:font-pitch="variable" fo:font-size="13pt" fo:language="pt" fo:country="BR" fo:font-style="italic" fo:font-weight="bold" style:font-name-asian="Verdana3" style:font-family-asian="Verdana" style:font-family-generic-asian="system" style:font-pitch-asian="variable" style:font-size-asian="13pt" style:language-asian="zh" style:country-asian="CN" style:font-style-asian="italic" style:font-weight-asian="bold" style:font-name-complex="Verdana3" style:font-family-complex="Verdana" style:font-family-generic-complex="system" style:font-pitch-complex="variable" style:font-size-complex="13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212cm" fo:margin-bottom="0.212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Verdana" fo:font-family="Verdana" style:font-family-generic="swiss" style:font-pitch="variable" fo:font-size="12pt" fo:language="pt" fo:country="BR" fo:font-weight="bold" style:font-name-asian="Verdana3" style:font-family-asian="Verdana" style:font-family-generic-asian="system" style:font-pitch-asian="variable" style:font-size-asian="12pt" style:language-asian="zh" style:country-asian="CN" style:font-weight-asian="bold" style:font-name-complex="Verdana3" style:font-family-complex="Verdana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47cm" fo:margin-bottom="0.212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Verdana" fo:font-family="Verdana" style:font-family-generic="swiss" style:font-pitch="variable" fo:font-size="14pt" fo:language="pt" fo:country="BR" fo:font-weight="bold" style:font-name-asian="Verdana3" style:font-family-asian="Verdana" style:font-family-generic-asian="system" style:font-pitch-asian="variable" style:font-size-asian="14pt" style:language-asian="zh" style:country-asian="CN" style:font-weight-asian="bold" style:font-name-complex="Verdana3" style:font-family-complex="Verdana" style:font-family-generic-complex="system" style:font-pitch-complex="variable" style:font-size-complex="1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Arial1" fo:font-family="Arial" style:font-family-generic="swiss" style:font-pitch="variable" fo:font-size="14pt" fo:language="pt" fo:country="BR" fo:font-style="italic" fo:font-weight="bold" style:font-name-asian="Arial2" style:font-family-asian="Arial" style:font-family-generic-asian="system" style:font-pitch-asian="variable" style:font-size-asian="14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Arial1" fo:font-family="Arial" style:font-family-generic="swiss" style:font-pitch="variable" fo:font-size="16pt" fo:language="pt" fo:country="BR" fo:font-weight="bold" style:font-name-asian="Arial2" style:font-family-asian="Arial" style:font-family-generic-asian="system" style:font-pitch-asian="variable" style:font-size-asian="16pt" style:language-asian="zh" style:country-asian="CN" style:font-weight-asian="bold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dex_20_Link" style:display-name="Index Link" style:family="text"/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8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9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10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1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12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14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15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16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17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18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19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20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2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2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23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24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26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27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28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29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30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32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33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34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35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36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37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38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39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0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4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42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43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44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45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46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47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48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9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0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5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52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53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54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55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56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57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8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9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0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6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62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63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64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65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66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7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68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9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0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7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72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73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74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75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6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77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78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9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80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8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82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83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84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2:04:10.072587716</meta:creation-date>
    <dc:date>2016-08-30T12:06:36.192089762</dc:date>
    <meta:editing-duration>PT2M26S</meta:editing-duration>
    <meta:editing-cycles>1</meta:editing-cycles>
    <meta:generator>LibreOffice/5.1.3.2$Linux_X86_64 LibreOffice_project/10$Build-2</meta:generator>
    <meta:document-statistic meta:table-count="2" meta:image-count="0" meta:object-count="0" meta:page-count="4" meta:paragraph-count="76" meta:word-count="875" meta:character-count="5469" meta:non-whitespace-character-count="4689"/>
  </office:meta>
</office:document-meta>
</file>